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26pt" fo:font-weight="bold" style:font-size-asian="26pt" style:font-weight-asian="bold" style:font-size-complex="26pt"/>
    </style:style>
    <style:style style:name="T2" style:family="text">
      <style:text-properties fo:color="#1f497d"/>
    </style:style>
    <style:style style:name="T3" style:family="text">
      <style:text-properties fo:color="#1f497d"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Java Common Concepts</text:span></text:p>
      <text:list xml:id="list5083972168722733629" text:style-name="Outline">
        <text:list-item>
          <text:h text:style-name="Heading_20_1" text:outline-level="1">Argument</text:h>
        </text:list-item>
      </text:list>
      <text:p text:style-name="Standard">A value that is passed to a Parameter.</text:p>
      <text:list xml:id="list30459121" text:continue-numbering="true" text:style-name="Outline">
        <text:list-item>
          <text:h text:style-name="Heading_20_1" text:outline-level="1">Class</text:h>
        </text:list-item>
      </text:list>
      <text:p text:style-name="Standard">A “blueprint” for an object. <text:s/>Programmers write most of their code inside classes.</text:p>
      <text:list xml:id="list30457048" text:continue-numbering="true" text:style-name="Outline">
        <text:list-item>
          <text:h text:style-name="Heading_20_1" text:outline-level="1">Constructor</text:h>
        </text:list-item>
      </text:list>
      <text:p text:style-name="Standard">A special method that runs one time when an object is first created. <text:s/>The constructor must have the same name as the class and must not have a return type or void. <text:s/>Every class has a constructor – if the programmer does not define one, the compiler will create an empty one.</text:p>
      <text:list xml:id="list30459487" text:continue-numbering="true" text:style-name="Outline">
        <text:list-item>
          <text:h text:style-name="Heading_20_1" text:outline-level="1">Function</text:h>
        </text:list-item>
      </text:list>
      <text:p text:style-name="Standard">A method that returns a value to its caller. <text:s/>For example, a function that adds two numbers would return the result. <text:s/>A function must define the type of data to be returned.</text:p>
      <text:list xml:id="list30445380" text:continue-numbering="true" text:style-name="Outline">
        <text:list-item>
          <text:h text:style-name="Heading_20_1" text:outline-level="1">Inheritance</text:h>
        </text:list-item>
      </text:list>
      <text:p text:style-name="Standard">A system by which an object is based on another object. <text:s/>The “child” object receives (inherits) all <text:bookmark text:name="_GoBack"/>of the “parent” object’s functionality, but can also change or add to that functionality.</text:p>
      <text:list xml:id="list30447765" text:continue-numbering="true" text:style-name="Outline">
        <text:list-item>
          <text:h text:style-name="Heading_20_1" text:outline-level="1">Method</text:h>
        </text:list-item>
      </text:list>
      <text:p text:style-name="Standard">Something that an object can do, such as add numbers. <text:s/>There are two types of methods – subroutines and functions.</text:p>
      <text:list xml:id="list30462800" text:continue-numbering="true" text:style-name="Outline">
        <text:list-item>
          <text:h text:style-name="Heading_20_1" text:outline-level="1">Object</text:h>
        </text:list-item>
      </text:list>
      <text:list xml:id="list4066180080289874710" text:style-name="WWNum1">
        <text:list-item>
          <text:p text:style-name="P1">A discreet “thing” in a computer’s memory that has both properties and methods.</text:p>
        </text:list-item>
        <text:list-item>
          <text:p text:style-name="P1">The base from which all other types inherit.</text:p>
        </text:list-item>
      </text:list>
      <text:list xml:id="list30463754" text:continue-list="list30462800" text:style-name="Outline">
        <text:list-item>
          <text:h text:style-name="Heading_20_1" text:outline-level="1">Parameter</text:h>
        </text:list-item>
      </text:list>
      <text:p text:style-name="Standard">A value that is required by a method. <text:s/>A caller must pass a value (argument) to that Parameter when calling the method.</text:p>
      <text:list xml:id="list30459990" text:continue-numbering="true" text:style-name="Outline">
        <text:list-item>
          <text:h text:style-name="Heading_20_1" text:outline-level="1">Private</text:h>
        </text:list-item>
      </text:list>
      <text:p text:style-name="Standard">A keyword that makes a programming element only available within its container.</text:p>
      <text:list xml:id="list30439037" text:continue-numbering="true" text:style-name="Outline">
        <text:list-item>
          <text:h text:style-name="Heading_20_1" text:outline-level="1"><text:soft-page-break/>Property</text:h>
        </text:list-item>
      </text:list>
      <text:p text:style-name="Standard">A piece of data that an object can hold. <text:s/>In Java, properties are simply public variables.</text:p>
      <text:list xml:id="list30457752" text:continue-numbering="true" text:style-name="Outline">
        <text:list-item>
          <text:h text:style-name="Heading_20_1" text:outline-level="1">Public</text:h>
        </text:list-item>
      </text:list>
      <text:p text:style-name="Standard">A keyword that makes a programming element available to any caller.</text:p>
      <text:list xml:id="list30448778" text:continue-numbering="true" text:style-name="Outline">
        <text:list-item>
          <text:h text:style-name="Heading_20_1" text:outline-level="1">Subroutine</text:h>
        </text:list-item>
      </text:list>
      <text:p text:style-name="Standard">A method that does not return a value to its caller. <text:s/>A subroutine is defined by the “void” keyword in place of a returned data type.</text:p>
      <text:list xml:id="list30442532" text:continue-numbering="true" text:style-name="Outline">
        <text:list-item>
          <text:h text:style-name="Heading_20_1" text:outline-level="1">Type</text:h>
        </text:list-item>
      </text:list>
      <text:p text:style-name="Standard">A definition of an object. <text:s/>Every class that you write creates a new Type, and objects of this Type can now be created. <text:s/>Java also has several built-in types, such as <text:span text:style-name="T3">int</text:span><text:span text:style-name="T2"> </text:span>and <text:span text:style-name="T3">String</text:span>.</text:p>
      <text:list xml:id="list30448757" text:continue-numbering="true" text:style-name="Outline">
        <text:list-item>
          <text:h text:style-name="Heading_20_1" text:outline-level="1">Variable</text:h>
        </text:list-item>
      </text:list>
      <text:p text:style-name="Standard">A named pointer to an in-memory object. <text:s/>It can be useful to think of a variable as a “box” that you can place a value 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335in" fo:margin-bottom="0in"/>
      <style:text-properties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39in" fo:margin-bottom="0in"/>
      <style:text-properties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39in" fo:margin-bottom="0in" fo:line-height="113%"/>
      <style:text-properties style:font-name="Cambria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39in" fo:margin-bottom="0in"/>
      <style:text-properties style:font-name="Cambria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39in" fo:margin-bottom="0in"/>
      <style:text-properties fo:color="#7f7f7f" style:font-name="Cambria" fo:font-weight="bold" style:font-weight-asian="bold" style:font-name-complex="F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in" fo:margin-bottom="0in" fo:line-height="113%"/>
      <style:text-properties fo:color="#7f7f7f" style:font-name="Cambria" fo:font-style="italic" fo:font-weight="bold" style:font-style-asian="italic" style:font-weight-asian="bold" style:font-name-complex="F" style:font-style-complex="italic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in" fo:margin-bottom="0in"/>
      <style:text-properties style:font-name="Cambria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in" fo:margin-bottom="0in"/>
      <style:text-properties style:font-name="Cambria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in" fo:margin-bottom="0in"/>
      <style:text-properties style:font-name="Cambria" fo:font-size="10pt" fo:letter-spacing="0.0035in" fo:font-style="italic" style:font-size-asian="10pt" style:font-style-asian="italic" style:font-name-complex="F" style:font-size-complex="10pt" style:font-style-complex="italic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itle" style:family="paragraph" style:parent-style-name="Standard" style:next-style-name="Subtitle" style:default-outline-level="" style:list-style-name="" style:class="chapter">
      <style:paragraph-properties fo:line-height="100%" fo:text-align="start" style:justify-single-word="false" fo:padding-left="0in" fo:padding-right="0in" fo:padding-top="0in" fo:padding-bottom="0.0138in" fo:border-left="none" fo:border-right="none" fo:border-top="none" fo:border-bottom="0.0071in solid #00000a"/>
      <style:text-properties style:font-name="Cambria" fo:font-size="26pt" fo:letter-spacing="0.0035in" fo:font-weight="bold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in" fo:margin-bottom="0.4165in" fo:text-align="start" style:justify-single-word="false"/>
      <style:text-properties style:font-name="Cambria" fo:font-size="12pt" fo:letter-spacing="0.0091in" fo:font-style="italic" style:font-size-asian="12pt" style:font-style-asian="italic" style:font-name-complex="F" style:font-size-complex="12pt" style:font-style-complex="italic"/>
    </style:style>
    <style:style style:name="No_20_Spacing" style:display-name="No Spacing" style:family="paragraph" style:parent-style-name="Standard" style:default-outline-level="" style:list-style-name="">
      <style:paragraph-properties fo:margin-top="0in" fo:margin-bottom="0in" fo:line-height="100%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Quote" style:family="paragraph" style:parent-style-name="Standard" style:default-outline-level="" style:list-style-name="">
      <style:paragraph-properties fo:margin-left="0.25in" fo:margin-right="0.25in" fo:margin-top="0.139in" fo:margin-bottom="0in" fo:text-indent="0in" style:auto-text-indent="false"/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0.7in" fo:margin-right="0.8in" fo:margin-top="0.139in" fo:margin-bottom="0.1945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0071in solid #00000a"/>
      <style:text-properties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language-complex="en" style:country-complex="US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weight="bold" style:font-weight-asian="bold" style:font-name-complex="F" style:font-weight-complex="bold"/>
    </style:style>
    <style:style style:name="Heading_20_4_20_Char" style:display-name="Heading 4 Char" style:family="text" style:parent-style-name="Default_20_Paragraph_20_Font">
      <style:text-properties style:font-name="Cambria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7f7f7f" style:font-name="Cambria" fo:font-weight="bold" style:font-weight-asian="bold" style:font-name-complex="F" style:font-weight-complex="bold"/>
    </style:style>
    <style:style style:name="Heading_20_6_20_Char" style:display-name="Heading 6 Char" style:family="text" style:parent-style-name="Default_20_Paragraph_20_Font">
      <style:text-properties fo:color="#7f7f7f" style:font-name="Cambria" fo:font-style="italic" fo:font-weight="bold" style:font-style-asian="italic" style:font-weight-asian="bold" style:font-name-complex="F" style:font-style-complex="italic" style:font-weight-complex="bold"/>
    </style:style>
    <style:style style:name="Heading_20_7_20_Char" style:display-name="Heading 7 Char" style:family="text" style:parent-style-name="Default_20_Paragraph_20_Font">
      <style:text-properties style:font-name="Cambria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style:font-name="Cambria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style:font-name="Cambria" fo:font-size="10pt" fo:letter-spacing="0.0035in" fo:font-style="italic" style:font-size-asian="10pt" style:font-style-asian="italic" style:font-name-complex="F" style:font-size-complex="10pt" style:font-style-complex="italic"/>
    </style:style>
    <style:style style:name="Title_20_Char" style:display-name="Title Char" style:family="text" style:parent-style-name="Default_20_Paragraph_20_Font">
      <style:text-properties style:font-name="Cambria" fo:font-size="26pt" fo:letter-spacing="0.0035in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style:font-name="Cambria" fo:font-size="12pt" fo:letter-spacing="0.0091in" fo:font-style="italic" style:font-size-asian="12pt" style:font-style-asian="italic" style:font-name-complex="F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letter-spacing="0.0071in" fo:font-style="italic" fo:font-weight="bold" style:font-style-asian="italic" style:font-weight-asian="bold" style:font-style-complex="italic" style:font-weight-complex="bold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>
      <style:text-properties fo:font-style="italic" style:font-style-asian="italic" style:font-style-complex="italic"/>
    </style:style>
    <style:style style:name="Intense_20_Emphasis" style:display-name="Intense Emphasis" style:family="text">
      <style:text-properties fo:font-weight="bold" style:font-weight-asian="bold" style:font-weight-complex="bold"/>
    </style:style>
    <style:style style:name="Subtle_20_Reference" style:display-name="Subtle Reference" style:family="text">
      <style:text-properties fo:font-variant="small-caps"/>
    </style:style>
    <style:style style:name="Intense_20_Reference" style:display-name="Intense Reference" style:family="text">
      <style:text-properties fo:font-variant="small-caps" fo:letter-spacing="0.0035in" style:text-underline-style="solid" style:text-underline-width="auto" style:text-underline-color="font-color"/>
    </style:style>
    <style:style style:name="Book_20_Title" style:display-name="Book Title" style:family="text">
      <style:text-properties fo:font-variant="small-caps" fo:letter-spacing="0.0035in"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tab/>Page <text:page-number style:num-format="1" text:select-page="current">2</text:page-number> of <text:page-count style:num-format="1">2</text:page-count><text:tab/>v 1.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cott</meta:initial-creator>
    <dc:creator>Scott</dc:creator>
    <meta:editing-cycles>5</meta:editing-cycles>
    <meta:creation-date>2013-10-14T14:11:00</meta:creation-date>
    <dc:date>2013-10-14T16:14:00</dc:date>
    <meta:editing-duration>PT2M3S</meta:editing-duration>
    <meta:generator>OpenOffice/4.1.2$Win32 OpenOffice.org_project/412m3$Build-9782</meta:generator>
    <meta:document-statistic meta:table-count="0" meta:image-count="0" meta:object-count="0" meta:page-count="2" meta:paragraph-count="31" meta:word-count="349" meta:character-count="1934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